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20-07-15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9-06-19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7-10-23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7-09-27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7-08-24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7-07-25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7-06-28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7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7-04-21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7-03-24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7-02-28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7-01-20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6-12-23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6-11-29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6-09-30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6-08-3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6-07-29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6-06-27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6-05-31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6-04-29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6-03-29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6-02-23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6-01-28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5-12-28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5-11-30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5-10-3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5-09-25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5-08-24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5-07-28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5-06-2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5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5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5-03-27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5-02-2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5-01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4-12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4-11-25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4-10-2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4-09-3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4-08-2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4-07-31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4-06-2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4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4-04-2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4-03-2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4-02-28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4-01-31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4-01-02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3-11-2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3-10-25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3-09-25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3-08-2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3-07-2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3-06-20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3-05-31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3-04-24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3-03-2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3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3-01-24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2-12-20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2-11-2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2-10-31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2-09-2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2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2-07-25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2-06-21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2-05-31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2-04-25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2-03-28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2-02-2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2-01-27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1-12-22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1-11-28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1-10-2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1-09-2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1-08-22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1-07-25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1-06-22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1-05-26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1-04-28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1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1-02-24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1-01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0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0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0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0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0-08-3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0-07-2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0-06-29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0-05-27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0-04-29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0-03-31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0-02-2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10-01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9-12-28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9-11-2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9-10-2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9-09-23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9-08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9-07-2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9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9-05-22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9-04-29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9-03-25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9-02-2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9-01-26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8-12-29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8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8-09-3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8-08-2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8-07-22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8-06-20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8-05-2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8-03-2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8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8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7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7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7-10-2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7-10-0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7-08-3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7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7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7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7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6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6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6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6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6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6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5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5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5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5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5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4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4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4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4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4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4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3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3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3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3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2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2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2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2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2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1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1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1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0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0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2000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9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9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9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9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9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8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8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8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8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8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8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8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8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7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7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7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7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6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6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6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6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6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5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5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5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5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4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4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2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2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1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1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1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1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1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1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0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0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0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0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9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9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9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9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8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8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8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8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7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7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7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7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7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7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7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7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6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6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6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6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5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5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5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5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5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4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4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4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4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4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4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4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4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4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3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3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3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3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2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2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2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2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1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1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1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1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1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1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0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0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0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0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0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8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9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8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8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8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8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8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8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7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7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7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7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7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7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7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7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6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6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6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6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6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6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5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5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5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5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5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5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4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4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4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4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4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4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4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4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4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3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3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3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3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3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3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2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2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2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1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1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1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1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1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1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0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0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0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0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0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7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9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9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9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9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9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9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9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8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8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8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8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8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7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7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7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7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7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7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7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6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6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6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6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6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5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5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5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5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5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4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4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4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3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3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3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2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418070241601</text:p>
          </table:table-cell>
          <table:table-cell office:value-type="string" calcext:value-type="string">
            <text:p>1962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9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76" meta:object-count="0"/>
    <meta:user-defined meta:name="AppVersion">3.0</meta:user-defined>
  </office:meta>
</office:document-meta>
</file>